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7df6" officeooo:paragraph-rsid="00097df6"/>
    </style:style>
    <style:style style:name="P2" style:family="paragraph" style:parent-style-name="Standard">
      <style:text-properties fo:font-size="20pt" officeooo:rsid="00097df6" officeooo:paragraph-rsid="00097df6" style:font-size-asian="20pt" style:font-size-complex="20pt"/>
    </style:style>
    <style:style style:name="P3" style:family="paragraph" style:parent-style-name="Standard" style:list-style-name="L2">
      <style:text-properties fo:font-size="14pt" officeooo:rsid="00097df6" officeooo:paragraph-rsid="00097df6" style:font-size-asian="14pt" style:font-size-complex="14pt"/>
    </style:style>
    <style:style style:name="P4" style:family="paragraph" style:parent-style-name="Standard" style:list-style-name="L1">
      <style:text-properties fo:font-size="16pt" officeooo:rsid="00097df6" officeooo:paragraph-rsid="00097df6" style:font-size-asian="16pt" style:font-size-complex="16pt"/>
    </style:style>
    <style:style style:name="P5" style:family="paragraph" style:parent-style-name="Standard">
      <style:text-properties fo:font-size="16pt" officeooo:rsid="00097df6" officeooo:paragraph-rsid="00097df6" style:font-size-asian="16pt" style:font-size-complex="16pt"/>
    </style:style>
    <style:style style:name="P6" style:family="paragraph" style:parent-style-name="Standard">
      <style:text-properties fo:color="#3f51b5" loext:opacity="100%" fo:font-size="20pt" officeooo:rsid="00097df6" officeooo:paragraph-rsid="00097df6" style:font-size-asian="20pt" style:font-size-complex="20pt"/>
    </style:style>
    <style:style style:name="P7" style:family="paragraph" style:parent-style-name="Standard">
      <style:text-properties officeooo:paragraph-rsid="00097df6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fo:font-size="12pt" officeooo:rsid="00097df6" style:font-size-asian="12pt" style:font-size-complex="12pt"/>
    </style:style>
    <style:style style:name="T4" style:family="text">
      <style:text-properties fo:color="#000000" loext:opacity="100%" fo:font-size="12pt" officeooo:rsid="00097df6" style:font-size-asian="12pt" style:font-size-complex="12pt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O</text:p>
      <text:p text:style-name="P2"/>
      <text:p text:style-name="P1">Le SEO représente l’ensemble des techniques et pratiques d’optimisation à mettre en œuvre afin d’être mieux référencé « naturellement » par les différents moteurs de recherche.</text:p>
      <text:p text:style-name="P1"/>
      <text:p text:style-name="P1">Deux types de techniques : </text:p>
      <text:p text:style-name="P1"/>
      <text:list text:style-name="L1">
        <text:list-item>
          <text:p text:style-name="P4">White hat</text:p>
        </text:list-item>
      </text:list>
      <text:p text:style-name="P5"/>
      <text:p text:style-name="P1"><text:tab/><text:tab/>L’ensemble des techniques licites et naturelles qui garantissent un bon référencement grâce à une organisation intelligente et un contenu fiable et de qualité.</text:p>
      <text:p text:style-name="P1"/>
      <text:list text:continue-numbering="true" text:style-name="L1">
        <text:list-item>
          <text:p text:style-name="P4">Black hat</text:p>
        </text:list-item>
      </text:list>
      <text:p text:style-name="P5"/>
      <text:p text:style-name="P1"><text:tab/><text:tab/>Les techniques considérées comme trompeuses ou déloyales, qui sont sanctionnées par les moteurs de recherche lorsqu’elles sont détectées.</text:p>
      <text:p text:style-name="P1"/>
      <text:p text:style-name="P6">SEA</text:p>
      <text:p text:style-name="P1"/>
      <text:p text:style-name="P1">A l’inverse du référencement naturel du SEO, le SEA consiste à l’achat de mots clés par les entreprises auprès des différents moteurs de recherche, afin que leur site apparaisse en tant que « lien sponsorisé » lorsque les internautes recherchent lesdits mots-clés.</text:p>
      <text:p text:style-name="P1"/>
      <text:p text:style-name="P6">SERP</text:p>
      <text:p text:style-name="P6"/>
      <text:p text:style-name="P1">Le terme de <text:span text:style-name="Strong_20_Emphasis">SERP</text:span> (pour Search Engine Result Page) désigne la page de résultats d’un moteur de recherche, affichée suite à la saisie d’une requête dans le formulaire de recherche. Elle contient de nombreuses informations en plus des résultats naturels : publicité, Knowledge Graph, Featured Snippets, etc. </text:p>
      <text:p text:style-name="P1"/>
      <text:p text:style-name="P1"/>
      <text:p text:style-name="P6">REFERENCEMENT LOCAL</text:p>
      <text:p text:style-name="P6"/>
      <text:p text:style-name="P7"><text:span text:style-name="T3">Le terme </text:span><text:span text:style-name="T4">SEO local</text:span><text:span text:style-name="T3">, ou </text:span><text:span text:style-name="T4">référencement naturel local</text:span><text:span text:style-name="T3">, désigne l'ensemble des techniques qui participent à </text:span><text:span text:style-name="T4">positionner favorablement un site web</text:span><text:span text:style-name="T3"> ou </text:span><text:span text:style-name="T4">la fiche établissement Google My Business d'une entreprise</text:span><text:span text:style-name="T3">, parmi les premiers </text:span><text:span text:style-name="T4">résultats de recherches</text:span><text:span text:style-name="T3"> dites locales à travers Google et les pages de résultats d'autres moteurs de recherche (SERP).  <text:s/><text:line-break/><text:line-break/><text:line-break/><text:line-break/><text:line-break/><text:line-break/><text:line-break/></text:span></text:p>
      <text:p text:style-name="P7"><text:span text:style-name="T3"/></text:p>
      <text:p text:style-name="P7"><text:span text:style-name="T3"/></text:p>
      <text:list text:style-name="L2">
        <text:list-item>
          <text:p text:style-name="P3"><text:soft-page-break/><text:span text:style-name="T1">Gâteau ; </text:span></text:p>
        </text:list-item>
        <text:list-item>
          <text:p text:style-name="P3"><text:span text:style-name="T1">Pâtisserie ; </text:span></text:p>
        </text:list-item>
        <text:list-item>
          <text:p text:style-name="P3"><text:span text:style-name="T1">Anniversaire ; </text:span></text:p>
        </text:list-item>
        <text:list-item>
          <text:p text:style-name="P3"><text:span text:style-name="T1">Mariage ; </text:span></text:p>
        </text:list-item>
        <text:list-item>
          <text:p text:style-name="P3"><text:span text:style-name="T1">Évènement ; </text:span></text:p>
        </text:list-item>
        <text:list-item>
          <text:p text:style-name="P3"><text:span text:style-name="T1">Boulangerie ; </text:span></text:p>
        </text:list-item>
        <text:list-item>
          <text:p text:style-name="P3"><text:span text:style-name="T1">Pièce-montée ; </text:span></text:p>
        </text:list-item>
        <text:list-item>
          <text:p text:style-name="P3"><text:span text:style-name="T1">Pâtissier ; </text:span></text:p>
        </text:list-item>
        <text:list-item>
          <text:p text:style-name="P3"><text:span text:style-name="T1">Galette ; </text:span></text:p>
        </text:list-item>
        <text:list-item>
          <text:p text:style-name="P3"><text:span text:style-name="T1">Brioche ; </text:span></text:p>
        </text:list-item>
        <text:list-item>
          <text:p text:style-name="P3"><text:span text:style-name="T1">Crème ; </text:span></text:p>
        </text:list-item>
        <text:list-item>
          <text:p text:style-name="P3"><text:span text:style-name="T1">Glaçage ; </text:span></text:p>
        </text:list-item>
        <text:list-item>
          <text:p text:style-name="P3"><text:span text:style-name="T1">Pâte ; </text:span></text:p>
        </text:list-item>
        <text:list-item>
          <text:p text:style-name="P3"><text:span text:style-name="T1">Viennoiserie ; </text:span></text:p>
        </text:list-item>
        <text:list-item>
          <text:p text:style-name="P3"><text:span text:style-name="T1">Emporte-pièce ; </text:span></text:p>
        </text:list-item>
        <text:list-item>
          <text:p text:style-name="P3"><text:span text:style-name="T1">Entremets ; </text:span></text:p>
        </text:list-item>
        <text:list-item>
          <text:p text:style-name="P3"><text:span text:style-name="T1">Sucre</text:span></text:p>
        </text:list-item>
        <text:list-item>
          <text:p text:style-name="P3"><text:span text:style-name="T1">Cuisine ;</text:span></text:p>
        </text:list-item>
        <text:list-item>
          <text:p text:style-name="P3"><text:span text:style-name="T1">Moule ;</text:span></text:p>
        </text:list-item>
        <text:list-item>
          <text:p text:style-name="P3"><text:span text:style-name="T1">Chocolat 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09:16:44.473000000</meta:creation-date>
    <dc:date>2024-02-22T16:52:36.790000000</dc:date>
    <meta:editing-duration>PT7H35M5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3" meta:word-count="281" meta:character-count="1743" meta:non-whitespace-character-count="1485"/>
  </office:meta>
</office:document-meta>
</file>